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9">
      <style:table-cell-properties fo:background-color="#99ff99"/>
      <style:text-properties fo:font-weight="bold" style:font-weight-asian="bold" style:font-weight-complex="bold"/>
    </style:style>
    <style:style style:name="ce7" style:family="table-cell" style:parent-style-name="Default" style:data-style-name="N109"/>
    <style:style style:name="ce8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1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/>
    <style:style style:name="ce12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3mm" svg:height="89.92mm" svg:x="223.62mm" svg:y="6.68mm">
            <loext:p draw:notify-on-update-of-ranges="Sheet1.A1:Sheet1.A1 Sheet1.A2:Sheet1.A72 Sheet1.B1:Sheet1.B1 Sheet1.B2:Sheet1.B72 Sheet1.A1:Sheet1.A1 Sheet1.A2:Sheet1.A72 Sheet1.C1:Sheet1.C1 Sheet1.C2:Sheet1.C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ce13"/>
        <table:table-column table:style-name="co1" table:default-cell-style-name="ce7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Val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F</text:p>
          </table:table-cell>
          <table:table-cell table:style-name="ce1"/>
          <table:table-cell table:style-name="ce8"/>
          <table:table-cell table:style-name="ce1"/>
          <table:table-cell table:style-name="ce1" table:formula="of:=[.A14]" office:value-type="float" office:value="1450" calcext:value-type="float">
            <text:p>1450</text:p>
          </table:table-cell>
          <table:table-cell table:style-name="ce10"/>
          <table:table-cell table:style-name="ce12" table:formula="of:=AVERAGE([.I2:.I35])" office:value-type="float" office:value="0.122850553535338" calcext:value-type="float">
            <text:p>0,1229</text:p>
          </table:table-cell>
          <table:table-cell table:style-name="ce4"/>
          <table:table-cell table:style-name="ce1" table:number-columns-repeated="101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table:number-matrix-columns-spanned="1" table:number-matrix-rows-spanned="13" table:formula="of:=TREND([.B15:.B46];[.A15:.A46];[.A2:.A14];1)" office:value-type="float" office:value="-44.3541998961824" calcext:value-type="float">
            <text:p>-44,4</text:p>
          </table:table-cell>
          <table:table-cell table:style-name="ce5"/>
          <table:table-cell table:formula="of:=[.E$15]*[.A2]+[.F$15]" office:value-type="float" office:value="-44.3541998961824" calcext:value-type="float">
            <text:p>-44,3541998962</text:p>
          </table:table-cell>
          <table:table-cell table:number-columns-repeated="2"/>
          <table:table-cell table:formula="of:=[.A2]-[.G$1]" office:value-type="float" office:value="-1050" calcext:value-type="float">
            <text:p>-1050</text:p>
          </table:table-cell>
          <table:table-cell table:formula="of:=[.G2]/[.B2]" office:value-type="float" office:value="23.6730682203192" calcext:value-type="float">
            <text:p>23,67</text:p>
          </table:table-cell>
          <table:table-cell table:formula="of:=[.B2]/[.G2]" office:value-type="float" office:value="0.0422420951392213" calcext:value-type="float">
            <text:p>0,0422</text:p>
          </table:table-cell>
          <table:table-cell table:formula="of:=[.G2]*[.I$1]" office:value-type="float" office:value="-128.993081212105" calcext:value-type="float">
            <text:p>-129,0</text:p>
          </table:table-cell>
          <table:table-cell table:number-columns-repeated="101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-38.8937685810014" calcext:value-type="float">
            <text:p>-38,9</text:p>
          </table:table-cell>
          <table:table-cell table:style-name="ce5"/>
          <table:table-cell table:formula="of:=[.E$15]*[.A3]+[.F$15]" office:value-type="float" office:value="-38.8937685810014" calcext:value-type="float">
            <text:p>-38,893768581</text:p>
          </table:table-cell>
          <table:table-cell table:number-columns-repeated="2"/>
          <table:table-cell table:formula="of:=[.A14]-[.G$1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/>
          <table:table-cell table:formula="of:=[.G3]*[.I$1]" office:value-type="float" office:value="0" calcext:value-type="float">
            <text:p>0,0</text:p>
          </table:table-cell>
          <table:table-cell table:number-columns-repeated="1014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5" office:value-type="float" office:value="-33.4333372658204" calcext:value-type="float">
            <text:p>-33,4</text:p>
          </table:table-cell>
          <table:table-cell table:style-name="ce5"/>
          <table:table-cell table:formula="of:=[.E$15]*[.A4]+[.F$15]" office:value-type="float" office:value="-33.4333372658204" calcext:value-type="float">
            <text:p>-33,4333372658</text:p>
          </table:table-cell>
          <table:table-cell table:number-columns-repeated="2"/>
          <table:table-cell table:formula="of:=[.A15]-[.G$1]" office:value-type="float" office:value="79" calcext:value-type="float">
            <text:p>79</text:p>
          </table:table-cell>
          <table:table-cell table:formula="of:=[.G4]/[.B15]" office:value-type="float" office:value="4.59302325581395" calcext:value-type="float">
            <text:p>4,59</text:p>
          </table:table-cell>
          <table:table-cell table:formula="of:=[.B15]/[.G4]" office:value-type="float" office:value="0.217721518987342" calcext:value-type="float">
            <text:p>0,2177</text:p>
          </table:table-cell>
          <table:table-cell table:formula="of:=[.G4]*[.I$1]" office:value-type="float" office:value="9.70519372929172" calcext:value-type="float">
            <text:p>9,7</text:p>
          </table:table-cell>
          <table:table-cell table:number-matrix-columns-spanned="1" table:number-matrix-rows-spanned="2" table:formula="of:=TREND([.B15:.B46];[.A15:.A46];[.A2:.A14];1)" office:value-type="float" office:value="-44.3541998961824" calcext:value-type="float">
            <text:p>-44,3541998962</text:p>
          </table:table-cell>
          <table:table-cell table:number-columns-repeated="1013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-27.9729059506394" calcext:value-type="float">
            <text:p>-28,0</text:p>
          </table:table-cell>
          <table:table-cell table:style-name="ce5"/>
          <table:table-cell table:formula="of:=[.E$15]*[.A5]+[.F$15]" office:value-type="float" office:value="-27.9729059506394" calcext:value-type="float">
            <text:p>-27,9729059506</text:p>
          </table:table-cell>
          <table:table-cell table:number-columns-repeated="2"/>
          <table:table-cell table:formula="of:=[.A16]-[.G$1]" office:value-type="float" office:value="89" calcext:value-type="float">
            <text:p>89</text:p>
          </table:table-cell>
          <table:table-cell table:formula="of:=[.G5]/[.B16]" office:value-type="float" office:value="4.97206703910615" calcext:value-type="float">
            <text:p>4,97</text:p>
          </table:table-cell>
          <table:table-cell table:formula="of:=[.B16]/[.G5]" office:value-type="float" office:value="0.201123595505618" calcext:value-type="float">
            <text:p>0,2011</text:p>
          </table:table-cell>
          <table:table-cell table:formula="of:=[.G5]*[.I$1]" office:value-type="float" office:value="10.9336992646451" calcext:value-type="float">
            <text:p>10,9</text:p>
          </table:table-cell>
          <table:table-cell office:value-type="float" office:value="-38.8937685810014" calcext:value-type="float">
            <text:p>-38,893768581</text:p>
          </table:table-cell>
          <table:table-cell table:number-columns-repeated="1013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5" office:value-type="float" office:value="-22.5124746354585" calcext:value-type="float">
            <text:p>-22,5</text:p>
          </table:table-cell>
          <table:table-cell table:style-name="ce5"/>
          <table:table-cell table:formula="of:=[.E$15]*[.A6]+[.F$15]" office:value-type="float" office:value="-22.5124746354585" calcext:value-type="float">
            <text:p>-22,5124746355</text:p>
          </table:table-cell>
          <table:table-cell table:number-columns-repeated="2"/>
          <table:table-cell table:formula="of:=[.A17]-[.G$1]" office:value-type="float" office:value="119" calcext:value-type="float">
            <text:p>119</text:p>
          </table:table-cell>
          <table:table-cell table:formula="of:=[.G6]/[.B17]" office:value-type="float" office:value="6.01010101010101" calcext:value-type="float">
            <text:p>6,01</text:p>
          </table:table-cell>
          <table:table-cell table:formula="of:=[.B17]/[.G6]" office:value-type="float" office:value="0.166386554621849" calcext:value-type="float">
            <text:p>0,1664</text:p>
          </table:table-cell>
          <table:table-cell table:formula="of:=[.G6]*[.I$1]" office:value-type="float" office:value="14.6192158707053" calcext:value-type="float">
            <text:p>14,6</text:p>
          </table:table-cell>
          <table:table-cell table:number-columns-repeated="1014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-17.0520433202775" calcext:value-type="float">
            <text:p>-17,1</text:p>
          </table:table-cell>
          <table:table-cell table:style-name="ce5"/>
          <table:table-cell table:formula="of:=[.E$15]*[.A7]+[.F$15]" office:value-type="float" office:value="-17.0520433202775" calcext:value-type="float">
            <text:p>-17,0520433203</text:p>
          </table:table-cell>
          <table:table-cell table:number-columns-repeated="2"/>
          <table:table-cell table:formula="of:=[.A18]-[.G$1]" office:value-type="float" office:value="138" calcext:value-type="float">
            <text:p>138</text:p>
          </table:table-cell>
          <table:table-cell table:formula="of:=[.G7]/[.B18]" office:value-type="float" office:value="6.76470588235294" calcext:value-type="float">
            <text:p>6,76</text:p>
          </table:table-cell>
          <table:table-cell table:formula="of:=[.B18]/[.G7]" office:value-type="float" office:value="0.147826086956522" calcext:value-type="float">
            <text:p>0,1478</text:p>
          </table:table-cell>
          <table:table-cell table:formula="of:=[.G7]*[.I$1]" office:value-type="float" office:value="16.9533763878767" calcext:value-type="float">
            <text:p>17,0</text:p>
          </table:table-cell>
          <table:table-cell table:number-columns-repeated="101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-11.5916120050965" calcext:value-type="float">
            <text:p>-11,6</text:p>
          </table:table-cell>
          <table:table-cell table:style-name="ce5"/>
          <table:table-cell table:formula="of:=[.E$15]*[.A8]+[.F$15]" office:value-type="float" office:value="-11.5916120050965" calcext:value-type="float">
            <text:p>-11,5916120051</text:p>
          </table:table-cell>
          <table:table-cell table:number-columns-repeated="2"/>
          <table:table-cell table:formula="of:=[.A19]-[.G$1]" office:value-type="float" office:value="139" calcext:value-type="float">
            <text:p>139</text:p>
          </table:table-cell>
          <table:table-cell table:formula="of:=[.G8]/[.B19]" office:value-type="float" office:value="6.78048780487805" calcext:value-type="float">
            <text:p>6,78</text:p>
          </table:table-cell>
          <table:table-cell table:formula="of:=[.B19]/[.G8]" office:value-type="float" office:value="0.147482014388489" calcext:value-type="float">
            <text:p>0,1475</text:p>
          </table:table-cell>
          <table:table-cell table:formula="of:=[.G8]*[.I$1]" office:value-type="float" office:value="17.076226941412" calcext:value-type="float">
            <text:p>17,1</text:p>
          </table:table-cell>
          <table:table-cell table:number-columns-repeated="1014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5" office:value-type="float" office:value="-6.13118068991555" calcext:value-type="float">
            <text:p>-6,1</text:p>
          </table:table-cell>
          <table:table-cell table:style-name="ce5"/>
          <table:table-cell table:formula="of:=[.E$15]*[.A9]+[.F$15]" office:value-type="float" office:value="-6.13118068991555" calcext:value-type="float">
            <text:p>-6,1311806899</text:p>
          </table:table-cell>
          <table:table-cell table:number-columns-repeated="2"/>
          <table:table-cell table:formula="of:=[.A20]-[.G$1]" office:value-type="float" office:value="153" calcext:value-type="float">
            <text:p>153</text:p>
          </table:table-cell>
          <table:table-cell table:formula="of:=[.G9]/[.B20]" office:value-type="float" office:value="7.1830985915493" calcext:value-type="float">
            <text:p>7,18</text:p>
          </table:table-cell>
          <table:table-cell table:formula="of:=[.B20]/[.G9]" office:value-type="float" office:value="0.13921568627451" calcext:value-type="float">
            <text:p>0,1392</text:p>
          </table:table-cell>
          <table:table-cell table:formula="of:=[.G9]*[.I$1]" office:value-type="float" office:value="18.7961346909068" calcext:value-type="float">
            <text:p>18,8</text:p>
          </table:table-cell>
          <table:table-cell table:number-columns-repeated="1014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5" office:value-type="float" office:value="-0.670749374734569" calcext:value-type="float">
            <text:p>-0,7</text:p>
          </table:table-cell>
          <table:table-cell table:style-name="ce5"/>
          <table:table-cell table:formula="of:=[.E$15]*[.A10]+[.F$15]" office:value-type="float" office:value="-0.670749374734569" calcext:value-type="float">
            <text:p>-0,6707493747</text:p>
          </table:table-cell>
          <table:table-cell table:number-columns-repeated="2"/>
          <table:table-cell table:formula="of:=[.A21]-[.G$1]" office:value-type="float" office:value="164" calcext:value-type="float">
            <text:p>164</text:p>
          </table:table-cell>
          <table:table-cell table:formula="of:=[.G10]/[.B21]" office:value-type="float" office:value="7.48858447488585" calcext:value-type="float">
            <text:p>7,49</text:p>
          </table:table-cell>
          <table:table-cell table:formula="of:=[.B21]/[.G10]" office:value-type="float" office:value="0.133536585365854" calcext:value-type="float">
            <text:p>0,1335</text:p>
          </table:table-cell>
          <table:table-cell table:formula="of:=[.G10]*[.I$1]" office:value-type="float" office:value="20.1474907797955" calcext:value-type="float">
            <text:p>20,1</text:p>
          </table:table-cell>
          <table:table-cell table:number-columns-repeated="101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5" office:value-type="float" office:value="4.7896819404464" calcext:value-type="float">
            <text:p>4,8</text:p>
          </table:table-cell>
          <table:table-cell table:style-name="ce5"/>
          <table:table-cell table:formula="of:=[.E$15]*[.A11]+[.F$15]" office:value-type="float" office:value="4.7896819404464" calcext:value-type="float">
            <text:p>4,7896819404</text:p>
          </table:table-cell>
          <table:table-cell table:number-columns-repeated="2"/>
          <table:table-cell table:formula="of:=[.A22]-[.G$1]" office:value-type="float" office:value="169" calcext:value-type="float">
            <text:p>169</text:p>
          </table:table-cell>
          <table:table-cell table:formula="of:=[.G11]/[.B22]" office:value-type="float" office:value="7.61261261261261" calcext:value-type="float">
            <text:p>7,61</text:p>
          </table:table-cell>
          <table:table-cell table:formula="of:=[.B22]/[.G11]" office:value-type="float" office:value="0.131360946745562" calcext:value-type="float">
            <text:p>0,1314</text:p>
          </table:table-cell>
          <table:table-cell table:formula="of:=[.G11]*[.I$1]" office:value-type="float" office:value="20.7617435474722" calcext:value-type="float">
            <text:p>20,8</text:p>
          </table:table-cell>
          <table:table-cell table:number-columns-repeated="1014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5" office:value-type="float" office:value="7.51989759803689" calcext:value-type="float">
            <text:p>7,5</text:p>
          </table:table-cell>
          <table:table-cell table:style-name="ce5"/>
          <table:table-cell table:formula="of:=[.E$15]*[.A12]+[.F$15]" office:value-type="float" office:value="7.51989759803689" calcext:value-type="float">
            <text:p>7,519897598</text:p>
          </table:table-cell>
          <table:table-cell table:number-columns-repeated="2"/>
          <table:table-cell table:formula="of:=[.A23]-[.G$1]" office:value-type="float" office:value="179" calcext:value-type="float">
            <text:p>179</text:p>
          </table:table-cell>
          <table:table-cell table:formula="of:=[.G12]/[.B23]" office:value-type="float" office:value="7.88546255506608" calcext:value-type="float">
            <text:p>7,89</text:p>
          </table:table-cell>
          <table:table-cell table:formula="of:=[.B23]/[.G12]" office:value-type="float" office:value="0.126815642458101" calcext:value-type="float">
            <text:p>0,1268</text:p>
          </table:table-cell>
          <table:table-cell table:formula="of:=[.G12]*[.I$1]" office:value-type="float" office:value="21.9902490828255" calcext:value-type="float">
            <text:p>22,0</text:p>
          </table:table-cell>
          <table:table-cell table:number-columns-repeated="1014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5" office:value-type="float" office:value="10.2501132556274" calcext:value-type="float">
            <text:p>10,3</text:p>
          </table:table-cell>
          <table:table-cell table:style-name="ce5"/>
          <table:table-cell table:formula="of:=[.E$15]*[.A13]+[.F$15]" office:value-type="float" office:value="10.2501132556274" calcext:value-type="float">
            <text:p>10,2501132556</text:p>
          </table:table-cell>
          <table:table-cell table:number-columns-repeated="2"/>
          <table:table-cell table:formula="of:=[.A24]-[.G$1]" office:value-type="float" office:value="189" calcext:value-type="float">
            <text:p>189</text:p>
          </table:table-cell>
          <table:table-cell table:formula="of:=[.G13]/[.B24]" office:value-type="float" office:value="8.11158798283262" calcext:value-type="float">
            <text:p>8,11</text:p>
          </table:table-cell>
          <table:table-cell table:formula="of:=[.B24]/[.G13]" office:value-type="float" office:value="0.123280423280423" calcext:value-type="float">
            <text:p>0,1233</text:p>
          </table:table-cell>
          <table:table-cell table:formula="of:=[.G13]*[.I$1]" office:value-type="float" office:value="23.2187546181789" calcext:value-type="float">
            <text:p>23,2</text:p>
          </table:table-cell>
          <table:table-cell table:number-columns-repeated="1014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5" office:value-type="float" office:value="12.9803289132179" calcext:value-type="float">
            <text:p>13,0</text:p>
          </table:table-cell>
          <table:table-cell table:style-name="ce5"/>
          <table:table-cell table:formula="of:=[.E$15]*[.A14]+[.F$15]" office:value-type="float" office:value="12.9803289132179" calcext:value-type="float">
            <text:p>12,9803289132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formula="of:=[.A25]-[.G$1]" office:value-type="float" office:value="194" calcext:value-type="float">
            <text:p>194</text:p>
          </table:table-cell>
          <table:table-cell table:formula="of:=[.G14]/[.B25]" office:value-type="float" office:value="8.22033898305085" calcext:value-type="float">
            <text:p>8,22</text:p>
          </table:table-cell>
          <table:table-cell table:formula="of:=[.B25]/[.G14]" office:value-type="float" office:value="0.121649484536082" calcext:value-type="float">
            <text:p>0,1216</text:p>
          </table:table-cell>
          <table:table-cell table:formula="of:=[.G14]*[.I$1]" office:value-type="float" office:value="23.8330073858556" calcext:value-type="float">
            <text:p>23,8</text:p>
          </table:table-cell>
          <table:table-cell table:number-columns-repeated="1014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6" office:value-type="float" office:value="17.2" calcext:value-type="float">
            <text:p>17,2</text:p>
          </table:table-cell>
          <table:table-cell/>
          <table:table-cell table:formula="of:=[.E$15]*[.A15]+[.F$15]" office:value-type="float" office:value="17.2940696522108" calcext:value-type="float">
            <text:p>17,2940696522</text:p>
          </table:table-cell>
          <table:table-cell table:formula="of:=SLOPE([.B15:.B46];[.A15:.A46])" office:value-type="float" office:value="0.0546043131518097" calcext:value-type="float">
            <text:p>0,054604</text:p>
          </table:table-cell>
          <table:table-cell table:formula="of:=INTERCEPT([.B15:.B46];[.A15:.A46])" office:value-type="float" office:value="-66.1959251569063" calcext:value-type="float">
            <text:p>-66,1959251569</text:p>
          </table:table-cell>
          <table:table-cell table:formula="of:=[.A26]-[.G$1]" office:value-type="float" office:value="201" calcext:value-type="float">
            <text:p>201</text:p>
          </table:table-cell>
          <table:table-cell table:formula="of:=[.G15]/[.B26]" office:value-type="float" office:value="8.41004184100419" calcext:value-type="float">
            <text:p>8,41</text:p>
          </table:table-cell>
          <table:table-cell table:formula="of:=[.B26]/[.G15]" office:value-type="float" office:value="0.118905472636816" calcext:value-type="float">
            <text:p>0,1189</text:p>
          </table:table-cell>
          <table:table-cell table:formula="of:=[.G15]*[.I$1]" office:value-type="float" office:value="24.692961260603" calcext:value-type="float">
            <text:p>24,7</text:p>
          </table:table-cell>
          <table:table-cell table:number-columns-repeated="1014"/>
        </table:table-row>
        <table:table-row table:style-name="ro1">
          <table:table-cell table:style-name="ce3" office:value-type="float" office:value="1539" calcext:value-type="float">
            <text:p>1539</text:p>
          </table:table-cell>
          <table:table-cell table:style-name="ce6" office:value-type="float" office:value="17.9" calcext:value-type="float">
            <text:p>17,9</text:p>
          </table:table-cell>
          <table:table-cell/>
          <table:table-cell table:formula="of:=[.E$15]*[.A16]+[.F$15]" office:value-type="float" office:value="17.8401127837289" calcext:value-type="float">
            <text:p>17,8401127837</text:p>
          </table:table-cell>
          <table:table-cell table:number-columns-repeated="2"/>
          <table:table-cell table:formula="of:=[.A27]-[.G$1]" office:value-type="float" office:value="203" calcext:value-type="float">
            <text:p>203</text:p>
          </table:table-cell>
          <table:table-cell table:formula="of:=[.G16]/[.B27]" office:value-type="float" office:value="8.42323651452282" calcext:value-type="float">
            <text:p>8,42</text:p>
          </table:table-cell>
          <table:table-cell table:formula="of:=[.B27]/[.G16]" office:value-type="float" office:value="0.11871921182266" calcext:value-type="float">
            <text:p>0,1187</text:p>
          </table:table-cell>
          <table:table-cell table:formula="of:=[.G16]*[.I$1]" office:value-type="float" office:value="24.9386623676737" calcext:value-type="float">
            <text:p>24,9</text:p>
          </table:table-cell>
          <table:table-cell table:number-columns-repeated="1014"/>
        </table:table-row>
        <table:table-row table:style-name="ro1">
          <table:table-cell table:style-name="ce3" office:value-type="float" office:value="1569" calcext:value-type="float">
            <text:p>1569</text:p>
          </table:table-cell>
          <table:table-cell table:style-name="ce6" office:value-type="float" office:value="19.8" calcext:value-type="float">
            <text:p>19,8</text:p>
          </table:table-cell>
          <table:table-cell/>
          <table:table-cell table:formula="of:=[.E$15]*[.A17]+[.F$15]" office:value-type="float" office:value="19.4782421782832" calcext:value-type="float">
            <text:p>19,4782421783</text:p>
          </table:table-cell>
          <table:table-cell table:number-columns-repeated="2"/>
          <table:table-cell table:formula="of:=[.A28]-[.G$1]" office:value-type="float" office:value="208" calcext:value-type="float">
            <text:p>208</text:p>
          </table:table-cell>
          <table:table-cell table:formula="of:=[.G17]/[.B28]" office:value-type="float" office:value="8.559670781893" calcext:value-type="float">
            <text:p>8,56</text:p>
          </table:table-cell>
          <table:table-cell table:formula="of:=[.B28]/[.G17]" office:value-type="float" office:value="0.116826923076923" calcext:value-type="float">
            <text:p>0,1168</text:p>
          </table:table-cell>
          <table:table-cell table:formula="of:=[.G17]*[.I$1]" office:value-type="float" office:value="25.5529151353504" calcext:value-type="float">
            <text:p>25,6</text:p>
          </table:table-cell>
          <table:table-cell table:number-columns-repeated="1014"/>
        </table:table-row>
        <table:table-row table:style-name="ro1">
          <table:table-cell table:style-name="ce3" office:value-type="float" office:value="1588" calcext:value-type="float">
            <text:p>1588</text:p>
          </table:table-cell>
          <table:table-cell table:style-name="ce6" office:value-type="float" office:value="20.4" calcext:value-type="float">
            <text:p>20,4</text:p>
          </table:table-cell>
          <table:table-cell/>
          <table:table-cell table:formula="of:=[.E$15]*[.A18]+[.F$15]" office:value-type="float" office:value="20.5157241281676" calcext:value-type="float">
            <text:p>20,5157241282</text:p>
          </table:table-cell>
          <table:table-cell table:number-columns-repeated="2"/>
          <table:table-cell table:formula="of:=[.A29]-[.G$1]" office:value-type="float" office:value="210" calcext:value-type="float">
            <text:p>210</text:p>
          </table:table-cell>
          <table:table-cell table:formula="of:=[.G18]/[.B29]" office:value-type="float" office:value="8.60655737704918" calcext:value-type="float">
            <text:p>8,61</text:p>
          </table:table-cell>
          <table:table-cell table:formula="of:=[.B29]/[.G18]" office:value-type="float" office:value="0.116190476190476" calcext:value-type="float">
            <text:p>0,1162</text:p>
          </table:table-cell>
          <table:table-cell table:formula="of:=[.G18]*[.I$1]" office:value-type="float" office:value="25.798616242421" calcext:value-type="float">
            <text:p>25,8</text:p>
          </table:table-cell>
          <table:table-cell table:number-columns-repeated="1014"/>
        </table:table-row>
        <table:table-row table:style-name="ro1">
          <table:table-cell table:style-name="ce3" office:value-type="float" office:value="1589" calcext:value-type="float">
            <text:p>1589</text:p>
          </table:table-cell>
          <table:table-cell table:style-name="ce6" office:value-type="float" office:value="20.5" calcext:value-type="float">
            <text:p>20,5</text:p>
          </table:table-cell>
          <table:table-cell/>
          <table:table-cell table:formula="of:=[.E$15]*[.A19]+[.F$15]" office:value-type="float" office:value="20.5703284413194" calcext:value-type="float">
            <text:p>20,5703284413</text:p>
          </table:table-cell>
          <table:table-cell table:number-columns-repeated="2"/>
          <table:table-cell table:formula="of:=[.A30]-[.G$1]" office:value-type="float" office:value="211" calcext:value-type="float">
            <text:p>211</text:p>
          </table:table-cell>
          <table:table-cell table:formula="of:=[.G19]/[.B30]" office:value-type="float" office:value="8.61224489795918" calcext:value-type="float">
            <text:p>8,61</text:p>
          </table:table-cell>
          <table:table-cell table:formula="of:=[.B30]/[.G19]" office:value-type="float" office:value="0.116113744075829" calcext:value-type="float">
            <text:p>0,1161</text:p>
          </table:table-cell>
          <table:table-cell table:formula="of:=[.G19]*[.I$1]" office:value-type="float" office:value="25.9214667959564" calcext:value-type="float">
            <text:p>25,9</text:p>
          </table:table-cell>
          <table:table-cell table:number-columns-repeated="1014"/>
        </table:table-row>
        <table:table-row table:style-name="ro1">
          <table:table-cell table:style-name="ce3" office:value-type="float" office:value="1603" calcext:value-type="float">
            <text:p>1603</text:p>
          </table:table-cell>
          <table:table-cell table:style-name="ce6" office:value-type="float" office:value="21.3" calcext:value-type="float">
            <text:p>21,3</text:p>
          </table:table-cell>
          <table:table-cell/>
          <table:table-cell table:formula="of:=[.E$15]*[.A20]+[.F$15]" office:value-type="float" office:value="21.3347888254448" calcext:value-type="float">
            <text:p>21,3347888254</text:p>
          </table:table-cell>
          <table:table-cell table:number-columns-repeated="2"/>
          <table:table-cell table:formula="of:=[.A31]-[.G$1]" office:value-type="float" office:value="218" calcext:value-type="float">
            <text:p>218</text:p>
          </table:table-cell>
          <table:table-cell table:formula="of:=[.G20]/[.B31]" office:value-type="float" office:value="8.75502008032129" calcext:value-type="float">
            <text:p>8,76</text:p>
          </table:table-cell>
          <table:table-cell table:formula="of:=[.B31]/[.G20]" office:value-type="float" office:value="0.114220183486239" calcext:value-type="float">
            <text:p>0,1142</text:p>
          </table:table-cell>
          <table:table-cell table:formula="of:=[.G20]*[.I$1]" office:value-type="float" office:value="26.7814206707037" calcext:value-type="float">
            <text:p>26,8</text:p>
          </table:table-cell>
          <table:table-cell table:number-columns-repeated="1014"/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6" office:value-type="float" office:value="21.9" calcext:value-type="float">
            <text:p>21,9</text:p>
          </table:table-cell>
          <table:table-cell/>
          <table:table-cell table:formula="of:=[.E$15]*[.A21]+[.F$15]" office:value-type="float" office:value="21.9354362701147" calcext:value-type="float">
            <text:p>21,9354362701</text:p>
          </table:table-cell>
          <table:table-cell table:number-columns-repeated="2"/>
          <table:table-cell table:formula="of:=[.A32]-[.G$1]" office:value-type="float" office:value="219" calcext:value-type="float">
            <text:p>219</text:p>
          </table:table-cell>
          <table:table-cell table:formula="of:=[.G21]/[.B32]" office:value-type="float" office:value="8.79518072289157" calcext:value-type="float">
            <text:p>8,80</text:p>
          </table:table-cell>
          <table:table-cell table:formula="of:=[.B32]/[.G21]" office:value-type="float" office:value="0.113698630136986" calcext:value-type="float">
            <text:p>0,1137</text:p>
          </table:table-cell>
          <table:table-cell table:formula="of:=[.G21]*[.I$1]" office:value-type="float" office:value="26.9042712242391" calcext:value-type="float">
            <text:p>26,9</text:p>
          </table:table-cell>
          <table:table-cell table:number-columns-repeated="1014"/>
        </table:table-row>
        <table:table-row table:style-name="ro1">
          <table:table-cell table:style-name="ce3" office:value-type="float" office:value="1619" calcext:value-type="float">
            <text:p>1619</text:p>
          </table:table-cell>
          <table:table-cell table:style-name="ce6" office:value-type="float" office:value="22.2" calcext:value-type="float">
            <text:p>22,2</text:p>
          </table:table-cell>
          <table:table-cell/>
          <table:table-cell table:formula="of:=[.E$15]*[.A22]+[.F$15]" office:value-type="float" office:value="22.2084578358737" calcext:value-type="float">
            <text:p>22,2084578359</text:p>
          </table:table-cell>
          <table:table-cell table:number-columns-repeated="2"/>
          <table:table-cell table:formula="of:=[.A33]-[.G$1]" office:value-type="float" office:value="221" calcext:value-type="float">
            <text:p>221</text:p>
          </table:table-cell>
          <table:table-cell table:formula="of:=[.G22]/[.B33]" office:value-type="float" office:value="8.80478087649402" calcext:value-type="float">
            <text:p>8,80</text:p>
          </table:table-cell>
          <table:table-cell table:formula="of:=[.B33]/[.G22]" office:value-type="float" office:value="0.113574660633484" calcext:value-type="float">
            <text:p>0,1136</text:p>
          </table:table-cell>
          <table:table-cell table:formula="of:=[.G22]*[.I$1]" office:value-type="float" office:value="27.1499723313098" calcext:value-type="float">
            <text:p>27,1</text:p>
          </table:table-cell>
          <table:table-cell table:number-columns-repeated="1014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6" office:value-type="float" office:value="22.7" calcext:value-type="float">
            <text:p>22,7</text:p>
          </table:table-cell>
          <table:table-cell/>
          <table:table-cell table:formula="of:=[.E$15]*[.A23]+[.F$15]" office:value-type="float" office:value="22.7545009673918" calcext:value-type="float">
            <text:p>22,7545009674</text:p>
          </table:table-cell>
          <table:table-cell table:number-columns-repeated="2"/>
          <table:table-cell table:formula="of:=[.A34]-[.G$1]" office:value-type="float" office:value="222" calcext:value-type="float">
            <text:p>222</text:p>
          </table:table-cell>
          <table:table-cell table:formula="of:=[.G23]/[.B34]" office:value-type="float" office:value="8.84462151394422" calcext:value-type="float">
            <text:p>8,84</text:p>
          </table:table-cell>
          <table:table-cell table:formula="of:=[.B34]/[.G23]" office:value-type="float" office:value="0.113063063063063" calcext:value-type="float">
            <text:p>0,1131</text:p>
          </table:table-cell>
          <table:table-cell table:formula="of:=[.G23]*[.I$1]" office:value-type="float" office:value="27.2728228848451" calcext:value-type="float">
            <text:p>27,3</text:p>
          </table:table-cell>
          <table:table-cell table:number-columns-repeated="1014"/>
        </table:table-row>
        <table:table-row table:style-name="ro1">
          <table:table-cell table:style-name="ce3" office:value-type="float" office:value="1639" calcext:value-type="float">
            <text:p>1639</text:p>
          </table:table-cell>
          <table:table-cell table:style-name="ce6" office:value-type="float" office:value="23.3" calcext:value-type="float">
            <text:p>23,3</text:p>
          </table:table-cell>
          <table:table-cell/>
          <table:table-cell table:formula="of:=[.E$15]*[.A24]+[.F$15]" office:value-type="float" office:value="23.3005440989099" calcext:value-type="float">
            <text:p>23,3005440989</text:p>
          </table:table-cell>
          <table:table-cell table:number-columns-repeated="2"/>
          <table:table-cell table:formula="of:=[.A35]-[.G$1]" office:value-type="float" office:value="223" calcext:value-type="float">
            <text:p>223</text:p>
          </table:table-cell>
          <table:table-cell table:formula="of:=[.G24]/[.B35]" office:value-type="float" office:value="8.84920634920635" calcext:value-type="float">
            <text:p>8,85</text:p>
          </table:table-cell>
          <table:table-cell table:formula="of:=[.B35]/[.G24]" office:value-type="float" office:value="0.113004484304933" calcext:value-type="float">
            <text:p>0,1130</text:p>
          </table:table-cell>
          <table:table-cell table:formula="of:=[.G24]*[.I$1]" office:value-type="float" office:value="27.3956734383804" calcext:value-type="float">
            <text:p>27,4</text:p>
          </table:table-cell>
          <table:table-cell table:number-columns-repeated="1014"/>
        </table:table-row>
        <table:table-row table:style-name="ro1">
          <table:table-cell table:style-name="ce3" office:value-type="float" office:value="1644" calcext:value-type="float">
            <text:p>1644</text:p>
          </table:table-cell>
          <table:table-cell table:style-name="ce6" office:value-type="float" office:value="23.6" calcext:value-type="float">
            <text:p>23,6</text:p>
          </table:table-cell>
          <table:table-cell/>
          <table:table-cell table:formula="of:=[.E$15]*[.A25]+[.F$15]" office:value-type="float" office:value="23.5735656646689" calcext:value-type="float">
            <text:p>23,5735656647</text:p>
          </table:table-cell>
          <table:table-cell table:number-columns-repeated="2"/>
          <table:table-cell table:formula="of:=[.A36]-[.G$1]" office:value-type="float" office:value="227" calcext:value-type="float">
            <text:p>227</text:p>
          </table:table-cell>
          <table:table-cell table:formula="of:=[.G25]/[.B36]" office:value-type="float" office:value="8.97233201581028" calcext:value-type="float">
            <text:p>8,97</text:p>
          </table:table-cell>
          <table:table-cell table:formula="of:=[.B36]/[.G25]" office:value-type="float" office:value="0.111453744493392" calcext:value-type="float">
            <text:p>0,1115</text:p>
          </table:table-cell>
          <table:table-cell table:formula="of:=[.G25]*[.I$1]" office:value-type="float" office:value="27.8870756525218" calcext:value-type="float">
            <text:p>27,9</text:p>
          </table:table-cell>
          <table:table-cell table:number-columns-repeated="1014"/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6" office:value-type="float" office:value="23.9" calcext:value-type="float">
            <text:p>23,9</text:p>
          </table:table-cell>
          <table:table-cell/>
          <table:table-cell table:formula="of:=[.E$15]*[.A26]+[.F$15]" office:value-type="float" office:value="23.9557958567316" calcext:value-type="float">
            <text:p>23,9557958567</text:p>
          </table:table-cell>
          <table:table-cell table:number-columns-repeated="2"/>
          <table:table-cell table:formula="of:=[.A37]-[.G$1]" office:value-type="float" office:value="228" calcext:value-type="float">
            <text:p>228</text:p>
          </table:table-cell>
          <table:table-cell table:formula="of:=[.G26]/[.B37]" office:value-type="float" office:value="8.97637795275591" calcext:value-type="float">
            <text:p>8,98</text:p>
          </table:table-cell>
          <table:table-cell table:formula="of:=[.B37]/[.G26]" office:value-type="float" office:value="0.11140350877193" calcext:value-type="float">
            <text:p>0,1114</text:p>
          </table:table-cell>
          <table:table-cell table:formula="of:=[.G26]*[.I$1]" office:value-type="float" office:value="28.0099262060571" calcext:value-type="float">
            <text:p>28,0</text:p>
          </table:table-cell>
          <table:table-cell table:number-columns-repeated="1014"/>
        </table:table-row>
        <table:table-row table:style-name="ro1">
          <table:table-cell table:style-name="ce3" office:value-type="float" office:value="1653" calcext:value-type="float">
            <text:p>1653</text:p>
          </table:table-cell>
          <table:table-cell table:style-name="ce6" office:value-type="float" office:value="24.1" calcext:value-type="float">
            <text:p>24,1</text:p>
          </table:table-cell>
          <table:table-cell office:value-type="float" office:value="75.3" calcext:value-type="float">
            <text:p>75,3</text:p>
          </table:table-cell>
          <table:table-cell table:formula="of:=[.E$15]*[.A27]+[.F$15]" office:value-type="float" office:value="24.0650044830352" calcext:value-type="float">
            <text:p>24,065004483</text:p>
          </table:table-cell>
          <table:table-cell table:number-columns-repeated="2"/>
          <table:table-cell table:formula="of:=[.A38]-[.G$1]" office:value-type="float" office:value="229" calcext:value-type="float">
            <text:p>229</text:p>
          </table:table-cell>
          <table:table-cell table:formula="of:=[.G27]/[.B38]" office:value-type="float" office:value="8.98039215686275" calcext:value-type="float">
            <text:p>8,98</text:p>
          </table:table-cell>
          <table:table-cell table:formula="of:=[.B38]/[.G27]" office:value-type="float" office:value="0.111353711790393" calcext:value-type="float">
            <text:p>0,1114</text:p>
          </table:table-cell>
          <table:table-cell table:formula="of:=[.G27]*[.I$1]" office:value-type="float" office:value="28.1327767595925" calcext:value-type="float">
            <text:p>28,1</text:p>
          </table:table-cell>
          <table:table-cell table:number-columns-repeated="1014"/>
        </table:table-row>
        <table:table-row table:style-name="ro1">
          <table:table-cell table:style-name="ce3" office:value-type="float" office:value="1658" calcext:value-type="float">
            <text:p>1658</text:p>
          </table:table-cell>
          <table:table-cell table:style-name="ce6" office:value-type="float" office:value="24.3" calcext:value-type="float">
            <text:p>24,3</text:p>
          </table:table-cell>
          <table:table-cell office:value-type="float" office:value="75.6" calcext:value-type="float">
            <text:p>75,6</text:p>
          </table:table-cell>
          <table:table-cell table:formula="of:=[.E$15]*[.A28]+[.F$15]" office:value-type="float" office:value="24.3380260487943" calcext:value-type="float">
            <text:p>24,3380260488</text:p>
          </table:table-cell>
          <table:table-cell table:number-columns-repeated="2"/>
          <table:table-cell table:formula="of:=[.A39]-[.G$1]" office:value-type="float" office:value="231" calcext:value-type="float">
            <text:p>231</text:p>
          </table:table-cell>
          <table:table-cell table:formula="of:=[.G28]/[.B39]" office:value-type="float" office:value="9.0234375" calcext:value-type="float">
            <text:p>9,02</text:p>
          </table:table-cell>
          <table:table-cell table:formula="of:=[.B39]/[.G28]" office:value-type="float" office:value="0.110822510822511" calcext:value-type="float">
            <text:p>0,1108</text:p>
          </table:table-cell>
          <table:table-cell table:formula="of:=[.G28]*[.I$1]" office:value-type="float" office:value="28.3784778666631" calcext:value-type="float">
            <text:p>28,4</text:p>
          </table:table-cell>
          <table:table-cell table:number-columns-repeated="1014"/>
        </table:table-row>
        <table:table-row table:style-name="ro1">
          <table:table-cell table:style-name="ce3" office:value-type="float" office:value="1660" calcext:value-type="float">
            <text:p>1660</text:p>
          </table:table-cell>
          <table:table-cell table:style-name="ce6" office:value-type="float" office:value="24.4" calcext:value-type="float">
            <text:p>24,4</text:p>
          </table:table-cell>
          <table:table-cell office:value-type="float" office:value="76" calcext:value-type="float">
            <text:p>76,0</text:p>
          </table:table-cell>
          <table:table-cell table:formula="of:=[.E$15]*[.A29]+[.F$15]" office:value-type="float" office:value="24.4472346750979" calcext:value-type="float">
            <text:p>24,4472346751</text:p>
          </table:table-cell>
          <table:table-cell table:number-columns-repeated="2"/>
          <table:table-cell table:formula="of:=[.A40]-[.G$1]" office:value-type="float" office:value="234" calcext:value-type="float">
            <text:p>234</text:p>
          </table:table-cell>
          <table:table-cell table:formula="of:=[.G29]/[.B40]" office:value-type="float" office:value="9.06976744186047" calcext:value-type="float">
            <text:p>9,07</text:p>
          </table:table-cell>
          <table:table-cell table:formula="of:=[.B40]/[.G29]" office:value-type="float" office:value="0.11025641025641" calcext:value-type="float">
            <text:p>0,1103</text:p>
          </table:table-cell>
          <table:table-cell table:formula="of:=[.G29]*[.I$1]" office:value-type="float" office:value="28.7470295272692" calcext:value-type="float">
            <text:p>28,7</text:p>
          </table:table-cell>
          <table:table-cell table:number-columns-repeated="1014"/>
        </table:table-row>
        <table:table-row table:style-name="ro1">
          <table:table-cell table:style-name="ce3" office:value-type="float" office:value="1661" calcext:value-type="float">
            <text:p>1661</text:p>
          </table:table-cell>
          <table:table-cell table:style-name="ce6" office:value-type="float" office:value="24.5" calcext:value-type="float">
            <text:p>24,5</text:p>
          </table:table-cell>
          <table:table-cell/>
          <table:table-cell table:formula="of:=[.E$15]*[.A30]+[.F$15]" office:value-type="float" office:value="24.5018389882497" calcext:value-type="float">
            <text:p>24,5018389882</text:p>
          </table:table-cell>
          <table:table-cell table:number-columns-repeated="2"/>
          <table:table-cell table:formula="of:=[.A41]-[.G$1]" office:value-type="float" office:value="237" calcext:value-type="float">
            <text:p>237</text:p>
          </table:table-cell>
          <table:table-cell table:formula="of:=[.G30]/[.B41]" office:value-type="float" office:value="9.15057915057915" calcext:value-type="float">
            <text:p>9,15</text:p>
          </table:table-cell>
          <table:table-cell table:formula="of:=[.B41]/[.G30]" office:value-type="float" office:value="0.109282700421941" calcext:value-type="float">
            <text:p>0,1093</text:p>
          </table:table-cell>
          <table:table-cell table:formula="of:=[.G30]*[.I$1]" office:value-type="float" office:value="29.1155811878752" calcext:value-type="float">
            <text:p>29,1</text:p>
          </table:table-cell>
          <table:table-cell table:number-columns-repeated="1014"/>
        </table:table-row>
        <table:table-row table:style-name="ro1">
          <table:table-cell table:style-name="ce3" office:value-type="float" office:value="1668" calcext:value-type="float">
            <text:p>1668</text:p>
          </table:table-cell>
          <table:table-cell table:style-name="ce6" office:value-type="float" office:value="24.9" calcext:value-type="float">
            <text:p>24,9</text:p>
          </table:table-cell>
          <table:table-cell/>
          <table:table-cell table:formula="of:=[.E$15]*[.A31]+[.F$15]" office:value-type="float" office:value="24.8840691803124" calcext:value-type="float">
            <text:p>24,8840691803</text:p>
          </table:table-cell>
          <table:table-cell table:number-columns-repeated="2"/>
          <table:table-cell table:formula="of:=[.A42]-[.G$1]" office:value-type="float" office:value="238" calcext:value-type="float">
            <text:p>238</text:p>
          </table:table-cell>
          <table:table-cell table:formula="of:=[.G31]/[.B42]" office:value-type="float" office:value="9.15384615384615" calcext:value-type="float">
            <text:p>9,15</text:p>
          </table:table-cell>
          <table:table-cell table:formula="of:=[.B42]/[.G31]" office:value-type="float" office:value="0.109243697478992" calcext:value-type="float">
            <text:p>0,1092</text:p>
          </table:table-cell>
          <table:table-cell table:formula="of:=[.G31]*[.I$1]" office:value-type="float" office:value="29.2384317414105" calcext:value-type="float">
            <text:p>29,2</text:p>
          </table:table-cell>
          <table:table-cell table:number-columns-repeated="1014"/>
        </table:table-row>
        <table:table-row table:style-name="ro1">
          <table:table-cell table:style-name="ce3" office:value-type="float" office:value="1669" calcext:value-type="float">
            <text:p>1669</text:p>
          </table:table-cell>
          <table:table-cell table:style-name="ce6" office:value-type="float" office:value="24.9" calcext:value-type="float">
            <text:p>24,9</text:p>
          </table:table-cell>
          <table:table-cell/>
          <table:table-cell table:formula="of:=[.E$15]*[.A32]+[.F$15]" office:value-type="float" office:value="24.9386734934642" calcext:value-type="float">
            <text:p>24,9386734935</text:p>
          </table:table-cell>
          <table:table-cell table:number-columns-repeated="2"/>
          <table:table-cell table:formula="of:=[.A43]-[.G$1]" office:value-type="float" office:value="240" calcext:value-type="float">
            <text:p>240</text:p>
          </table:table-cell>
          <table:table-cell table:formula="of:=[.G32]/[.B43]" office:value-type="float" office:value="9.19540229885057" calcext:value-type="float">
            <text:p>9,20</text:p>
          </table:table-cell>
          <table:table-cell table:formula="of:=[.B43]/[.G32]" office:value-type="float" office:value="0.10875" calcext:value-type="float">
            <text:p>0,1088</text:p>
          </table:table-cell>
          <table:table-cell table:formula="of:=[.G32]*[.I$1]" office:value-type="float" office:value="29.4841328484812" calcext:value-type="float">
            <text:p>29,5</text:p>
          </table:table-cell>
          <table:table-cell table:number-columns-repeated="1014"/>
        </table:table-row>
        <table:table-row table:style-name="ro1">
          <table:table-cell table:style-name="ce3" office:value-type="float" office:value="1671" calcext:value-type="float">
            <text:p>1671</text:p>
          </table:table-cell>
          <table:table-cell table:style-name="ce6" office:value-type="float" office:value="25.1" calcext:value-type="float">
            <text:p>25,1</text:p>
          </table:table-cell>
          <table:table-cell/>
          <table:table-cell table:formula="of:=[.E$15]*[.A33]+[.F$15]" office:value-type="float" office:value="25.0478821197678" calcext:value-type="float">
            <text:p>25,0478821198</text:p>
          </table:table-cell>
          <table:table-cell table:number-columns-repeated="2"/>
          <table:table-cell table:formula="of:=[.A44]-[.G$1]" office:value-type="float" office:value="242" calcext:value-type="float">
            <text:p>242</text:p>
          </table:table-cell>
          <table:table-cell table:formula="of:=[.G33]/[.B44]" office:value-type="float" office:value="9.23664122137405" calcext:value-type="float">
            <text:p>9,24</text:p>
          </table:table-cell>
          <table:table-cell table:formula="of:=[.B44]/[.G33]" office:value-type="float" office:value="0.108264462809917" calcext:value-type="float">
            <text:p>0,1083</text:p>
          </table:table-cell>
          <table:table-cell table:formula="of:=[.G33]*[.I$1]" office:value-type="float" office:value="29.7298339555519" calcext:value-type="float">
            <text:p>29,7</text:p>
          </table:table-cell>
          <table:table-cell table:number-columns-repeated="1014"/>
        </table:table-row>
        <table:table-row table:style-name="ro1">
          <table:table-cell table:style-name="ce3" office:value-type="float" office:value="1672" calcext:value-type="float">
            <text:p>1672</text:p>
          </table:table-cell>
          <table:table-cell table:style-name="ce6" office:value-type="float" office:value="25.1" calcext:value-type="float">
            <text:p>25,1</text:p>
          </table:table-cell>
          <table:table-cell/>
          <table:table-cell table:formula="of:=[.E$15]*[.A34]+[.F$15]" office:value-type="float" office:value="25.1024864329196" calcext:value-type="float">
            <text:p>25,1024864329</text:p>
          </table:table-cell>
          <table:table-cell table:number-columns-repeated="2"/>
          <table:table-cell table:formula="of:=[.A45]-[.G$1]" office:value-type="float" office:value="246" calcext:value-type="float">
            <text:p>246</text:p>
          </table:table-cell>
          <table:table-cell table:formula="of:=[.G34]/[.B45]" office:value-type="float" office:value="9.31818181818182" calcext:value-type="float">
            <text:p>9,32</text:p>
          </table:table-cell>
          <table:table-cell table:formula="of:=[.B45]/[.G34]" office:value-type="float" office:value="0.107317073170732" calcext:value-type="float">
            <text:p>0,1073</text:p>
          </table:table-cell>
          <table:table-cell table:formula="of:=[.G34]*[.I$1]" office:value-type="float" office:value="30.2212361696932" calcext:value-type="float">
            <text:p>30,2</text:p>
          </table:table-cell>
          <table:table-cell table:number-columns-repeated="1014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6" office:value-type="float" office:value="25.2" calcext:value-type="float">
            <text:p>25,2</text:p>
          </table:table-cell>
          <table:table-cell/>
          <table:table-cell table:formula="of:=[.E$15]*[.A35]+[.F$15]" office:value-type="float" office:value="25.1570907460714" calcext:value-type="float">
            <text:p>25,1570907461</text:p>
          </table:table-cell>
          <table:table-cell table:number-columns-repeated="2"/>
          <table:table-cell table:formula="of:=[.A46]-[.G$1]" office:value-type="float" office:value="270" calcext:value-type="float">
            <text:p>270</text:p>
          </table:table-cell>
          <table:table-cell table:formula="of:=[.G35]/[.B46]" office:value-type="float" office:value="9.71223021582734" calcext:value-type="float">
            <text:p>9,71</text:p>
          </table:table-cell>
          <table:table-cell table:formula="of:=[.B46]/[.G35]" office:value-type="float" office:value="0.102962962962963" calcext:value-type="float">
            <text:p>0,1030</text:p>
          </table:table-cell>
          <table:table-cell table:formula="of:=[.G35]*[.I$1]" office:value-type="float" office:value="33.1696494545413" calcext:value-type="float">
            <text:p>33,2</text:p>
          </table:table-cell>
          <table:table-cell table:number-columns-repeated="1014"/>
        </table:table-row>
        <table:table-row table:style-name="ro1">
          <table:table-cell table:style-name="ce3" office:value-type="float" office:value="1677" calcext:value-type="float">
            <text:p>1677</text:p>
          </table:table-cell>
          <table:table-cell table:style-name="ce6" office:value-type="float" office:value="25.3" calcext:value-type="float">
            <text:p>25,3</text:p>
          </table:table-cell>
          <table:table-cell/>
          <table:table-cell table:formula="of:=[.E$15]*[.A36]+[.F$15]" office:value-type="float" office:value="25.3755079986787" calcext:value-type="float">
            <text:p>25,3755079987</text:p>
          </table:table-cell>
          <table:table-cell table:number-columns-repeated="1020"/>
        </table:table-row>
        <table:table-row table:style-name="ro1">
          <table:table-cell table:style-name="ce3" office:value-type="float" office:value="1678" calcext:value-type="float">
            <text:p>1678</text:p>
          </table:table-cell>
          <table:table-cell table:style-name="ce6" office:value-type="float" office:value="25.4" calcext:value-type="float">
            <text:p>25,4</text:p>
          </table:table-cell>
          <table:table-cell/>
          <table:table-cell table:formula="of:=[.E$15]*[.A37]+[.F$15]" office:value-type="float" office:value="25.4301123118305" calcext:value-type="float">
            <text:p>25,4301123118</text:p>
          </table:table-cell>
          <table:table-cell table:number-columns-repeated="1020"/>
        </table:table-row>
        <table:table-row table:style-name="ro1">
          <table:table-cell table:style-name="ce3" office:value-type="float" office:value="1679" calcext:value-type="float">
            <text:p>1679</text:p>
          </table:table-cell>
          <table:table-cell table:style-name="ce6" office:value-type="float" office:value="25.5" calcext:value-type="float">
            <text:p>25,5</text:p>
          </table:table-cell>
          <table:table-cell/>
          <table:table-cell table:formula="of:=[.E$15]*[.A38]+[.F$15]" office:value-type="float" office:value="25.4847166249823" calcext:value-type="float">
            <text:p>25,484716625</text:p>
          </table:table-cell>
          <table:table-cell table:number-columns-repeated="1020"/>
        </table:table-row>
        <table:table-row table:style-name="ro1">
          <table:table-cell table:style-name="ce3" office:value-type="float" office:value="1681" calcext:value-type="float">
            <text:p>1681</text:p>
          </table:table-cell>
          <table:table-cell table:style-name="ce6" office:value-type="float" office:value="25.6" calcext:value-type="float">
            <text:p>25,6</text:p>
          </table:table-cell>
          <table:table-cell/>
          <table:table-cell table:formula="of:=[.E$15]*[.A39]+[.F$15]" office:value-type="float" office:value="25.5939252512859" calcext:value-type="float">
            <text:p>25,5939252513</text:p>
          </table:table-cell>
          <table:table-cell table:number-columns-repeated="1020"/>
        </table:table-row>
        <table:table-row table:style-name="ro1">
          <table:table-cell table:style-name="ce3" office:value-type="float" office:value="1684" calcext:value-type="float">
            <text:p>1684</text:p>
          </table:table-cell>
          <table:table-cell table:style-name="ce6" office:value-type="float" office:value="25.8" calcext:value-type="float">
            <text:p>25,8</text:p>
          </table:table-cell>
          <table:table-cell/>
          <table:table-cell table:formula="of:=[.E$15]*[.A40]+[.F$15]" office:value-type="float" office:value="25.7577381907413" calcext:value-type="float">
            <text:p>25,7577381907</text:p>
          </table:table-cell>
          <table:table-cell table:number-columns-repeated="1020"/>
        </table:table-row>
        <table:table-row table:style-name="ro1">
          <table:table-cell table:style-name="ce3" office:value-type="float" office:value="1687" calcext:value-type="float">
            <text:p>1687</text:p>
          </table:table-cell>
          <table:table-cell table:style-name="ce6" office:value-type="float" office:value="25.9" calcext:value-type="float">
            <text:p>25,9</text:p>
          </table:table-cell>
          <table:table-cell/>
          <table:table-cell table:formula="of:=[.E$15]*[.A41]+[.F$15]" office:value-type="float" office:value="25.9215511301968" calcext:value-type="float">
            <text:p>25,9215511302</text:p>
          </table:table-cell>
          <table:table-cell table:number-columns-repeated="1020"/>
        </table:table-row>
        <table:table-row table:style-name="ro1">
          <table:table-cell table:style-name="ce3" office:value-type="float" office:value="1688" calcext:value-type="float">
            <text:p>1688</text:p>
          </table:table-cell>
          <table:table-cell table:style-name="ce6" office:value-type="float" office:value="26" calcext:value-type="float">
            <text:p>26,0</text:p>
          </table:table-cell>
          <table:table-cell/>
          <table:table-cell table:formula="of:=[.E$15]*[.A42]+[.F$15]" office:value-type="float" office:value="25.9761554433486" calcext:value-type="float">
            <text:p>25,9761554433</text:p>
          </table:table-cell>
          <table:table-cell table:number-columns-repeated="1020"/>
        </table:table-row>
        <table:table-row table:style-name="ro1">
          <table:table-cell table:style-name="ce3" office:value-type="float" office:value="1690" calcext:value-type="float">
            <text:p>1690</text:p>
          </table:table-cell>
          <table:table-cell table:style-name="ce6" office:value-type="float" office:value="26.1" calcext:value-type="float">
            <text:p>26,1</text:p>
          </table:table-cell>
          <table:table-cell/>
          <table:table-cell table:formula="of:=[.E$15]*[.A43]+[.F$15]" office:value-type="float" office:value="26.0853640696522" calcext:value-type="float">
            <text:p>26,0853640697</text:p>
          </table:table-cell>
          <table:table-cell table:number-columns-repeated="1020"/>
        </table:table-row>
        <table:table-row table:style-name="ro1">
          <table:table-cell table:style-name="ce3" office:value-type="float" office:value="1692" calcext:value-type="float">
            <text:p>1692</text:p>
          </table:table-cell>
          <table:table-cell table:style-name="ce6" office:value-type="float" office:value="26.2" calcext:value-type="float">
            <text:p>26,2</text:p>
          </table:table-cell>
          <table:table-cell/>
          <table:table-cell table:formula="of:=[.E$15]*[.A44]+[.F$15]" office:value-type="float" office:value="26.1945726959558" calcext:value-type="float">
            <text:p>26,194572696</text:p>
          </table:table-cell>
          <table:table-cell table:number-columns-repeated="1020"/>
        </table:table-row>
        <table:table-row table:style-name="ro1">
          <table:table-cell table:style-name="ce3" office:value-type="float" office:value="1696" calcext:value-type="float">
            <text:p>1696</text:p>
          </table:table-cell>
          <table:table-cell table:style-name="ce6" office:value-type="float" office:value="26.4" calcext:value-type="float">
            <text:p>26,4</text:p>
          </table:table-cell>
          <table:table-cell/>
          <table:table-cell table:formula="of:=[.E$15]*[.A45]+[.F$15]" office:value-type="float" office:value="26.4129899485631" calcext:value-type="float">
            <text:p>26,4129899486</text:p>
          </table:table-cell>
          <table:table-cell table:number-columns-repeated="1020"/>
        </table:table-row>
        <table:table-row table:style-name="ro1">
          <table:table-cell table:style-name="ce3" office:value-type="float" office:value="1720" calcext:value-type="float">
            <text:p>1720</text:p>
          </table:table-cell>
          <table:table-cell table:style-name="ce6" office:value-type="float" office:value="27.8" calcext:value-type="float">
            <text:p>27,8</text:p>
          </table:table-cell>
          <table:table-cell/>
          <table:table-cell table:formula="of:=[.E$15]*[.A46]+[.F$15]" office:value-type="float" office:value="27.7234934642065" calcext:value-type="float">
            <text:p>27,7234934642</text:p>
          </table:table-cell>
          <table:table-cell table:number-columns-repeated="102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3.7" calcext:value-type="float">
            <text:p>23,7</text:p>
          </table:table-cell>
          <table:table-cell table:number-columns-repeated="102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3.1" calcext:value-type="float">
            <text:p>23,1</text:p>
          </table:table-cell>
          <table:table-cell table:number-columns-repeated="102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3.6" calcext:value-type="float">
            <text:p>23,6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19:41:26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23:15.581000000</meta:creation-date>
    <dc:date>2016-10-27T22:25:02.311000000</dc:date>
    <meta:editing-duration>PT22M5S</meta:editing-duration>
    <meta:editing-cycles>4</meta:editing-cycles>
    <meta:generator>LibreOffice/5.1.5.2$Windows_X86_64 LibreOffice_project/7a864d8825610a8c07cfc3bc01dd4fce6a9447e5</meta:generator>
    <meta:document-statistic meta:table-count="1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scatter" chart:style-name="ch1">
        <chart:legend chart:legend-position="end" svg:x="14.422cm" svg:y="3.948cm" style:legend-expansion="high" chart:style-name="ch2"/>
        <chart:plot-area chart:style-name="ch3" table:cell-range-address="Sheet1.A1:Sheet1.C72" chart:data-source-has-labels="row" svg:x="0.32cm" svg:y="0.179cm" svg:width="13.782cm" svg:height="8.635cm">
          <chartooo:coordinate-region svg:x="1.338cm" svg:y="0.378cm" svg:width="12.312cm" svg:height="8.2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2" chart:label-cell-address="Sheet1.B1:Sheet1.B1" chart:class="chart:scatter">
            <chart:domain table:cell-range-address="Sheet1.A2:Sheet1.A72"/>
            <chart:data-point chart:repeated="71"/>
          </chart:series>
          <chart:series chart:style-name="ch8" chart:values-cell-range-address="Sheet1.C2:Sheet1.C72" chart:label-cell-address="Sheet1.C1:Sheet1.C1" chart:class="chart:scatter">
            <chart:data-point chart:repeated="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</text:p>
                <draw:g>
                  <svg:desc>Sheet1.B1:Sheet1.B1</svg:desc>
                </draw:g>
              </table:table-cell>
              <table:table-cell office:value-type="string">
                <text:p>F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:Sheet1.A72</svg:desc>
                </draw:g>
              </table:table-cell>
              <table:table-cell office:value-type="float" office:value="-44.3541998961824">
                <text:p>-44.3541998961824</text:p>
                <draw:g>
                  <svg:desc>Sheet1.B2:Sheet1.B72</svg:desc>
                </draw:g>
              </table:table-cell>
              <table:table-cell office:value-type="float" office:value="NaN">
                <text:p>NaN</text:p>
                <draw:g>
                  <svg:desc>Sheet1.C2:Sheet1.C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-38.8937685810014">
                <text:p>-38.893768581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-33.4333372658204">
                <text:p>-33.433337265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-27.9729059506394">
                <text:p>-27.9729059506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-22.5124746354585">
                <text:p>-22.512474635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-17.0520433202775">
                <text:p>-17.0520433202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-11.5916120050965">
                <text:p>-11.5916120050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0">
                <text:p>1100</text:p>
              </table:table-cell>
              <table:table-cell office:value-type="float" office:value="-6.13118068991555">
                <text:p>-6.1311806899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0">
                <text:p>1200</text:p>
              </table:table-cell>
              <table:table-cell office:value-type="float" office:value="-0.670749374734569">
                <text:p>-0.67074937473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0">
                <text:p>1300</text:p>
              </table:table-cell>
              <table:table-cell office:value-type="float" office:value="4.7896819404464">
                <text:p>4.789681940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0">
                <text:p>1350</text:p>
              </table:table-cell>
              <table:table-cell office:value-type="float" office:value="7.51989759803689">
                <text:p>7.5198975980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10.2501132556274">
                <text:p>10.2501132556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0">
                <text:p>1450</text:p>
              </table:table-cell>
              <table:table-cell office:value-type="float" office:value="12.9803289132179">
                <text:p>12.980328913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9">
                <text:p>15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39">
                <text:p>153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9">
                <text:p>1569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8">
                <text:p>1588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89">
                <text:p>1589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3">
                <text:p>160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4">
                <text:p>1614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19">
                <text:p>1619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29">
                <text:p>1629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9">
                <text:p>1639</text:p>
              </table:table-cell>
              <table:table-cell office:value-type="float" office:value="23.3">
                <text:p>2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44">
                <text:p>164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1">
                <text:p>1651</text:p>
              </table:table-cell>
              <table:table-cell office:value-type="float" office:value="23.9">
                <text:p>2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3">
                <text:p>1653</text:p>
              </table:table-cell>
              <table:table-cell office:value-type="float" office:value="24.1">
                <text:p>24.1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8">
                <text:p>1658</text:p>
              </table:table-cell>
              <table:table-cell office:value-type="float" office:value="24.3">
                <text:p>24.3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">
                <text:p>1660</text:p>
              </table:table-cell>
              <table:table-cell office:value-type="float" office:value="24.4">
                <text:p>24.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">
                <text:p>1661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8">
                <text:p>1668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69">
                <text:p>1669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1">
                <text:p>1671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2">
                <text:p>1672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73">
                <text:p>1673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77">
                <text:p>1677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78">
                <text:p>1678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9">
                <text:p>1679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1">
                <text:p>1681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4">
                <text:p>1684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7">
                <text:p>1687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88">
                <text:p>1688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0">
                <text:p>1690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2">
                <text:p>1692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6">
                <text:p>1696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0">
                <text:p>1720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46">
                <text:p>1646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35">
                <text:p>1635</text:p>
              </table:table-cell>
              <table:table-cell office:value-type="float" office:value="23.1">
                <text:p>2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44">
                <text:p>164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